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BpelRoleException.InvalidBpelRol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BpelRoleException.InvalidBpelRole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